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1a2b6f" officeooo:paragraph-rsid="001a2b6f"/>
    </style:style>
    <style:style style:name="P2" style:family="paragraph" style:parent-style-name="Standard">
      <style:text-properties fo:language="el" fo:country="GR" officeooo:rsid="001a2b6f" officeooo:paragraph-rsid="002dfac9"/>
    </style:style>
    <style:style style:name="P3" style:family="paragraph" style:parent-style-name="Standard">
      <style:text-properties fo:language="el" fo:country="GR" officeooo:rsid="001a52ad" officeooo:paragraph-rsid="001a52ad"/>
    </style:style>
    <style:style style:name="P4" style:family="paragraph" style:parent-style-name="Standard">
      <style:text-properties fo:language="el" fo:country="GR" officeooo:rsid="001cc11d" officeooo:paragraph-rsid="001cc11d"/>
    </style:style>
    <style:style style:name="P5" style:family="paragraph" style:parent-style-name="Standard">
      <style:text-properties fo:language="el" fo:country="GR" officeooo:rsid="001e14e9" officeooo:paragraph-rsid="001e14e9"/>
    </style:style>
    <style:style style:name="P6" style:family="paragraph" style:parent-style-name="Standard">
      <style:text-properties fo:language="el" fo:country="GR" officeooo:rsid="001eb944" officeooo:paragraph-rsid="001eb944"/>
    </style:style>
    <style:style style:name="P7" style:family="paragraph" style:parent-style-name="Standard">
      <style:text-properties fo:language="el" fo:country="GR" officeooo:rsid="002b2ee5" officeooo:paragraph-rsid="002b2ee5"/>
    </style:style>
    <style:style style:name="P8" style:family="paragraph" style:parent-style-name="Standard">
      <style:text-properties fo:language="el" fo:country="GR" officeooo:rsid="002c3aed" officeooo:paragraph-rsid="002c3aed"/>
    </style:style>
    <style:style style:name="P9" style:family="paragraph" style:parent-style-name="Standard">
      <style:text-properties fo:language="el" fo:country="GR" officeooo:rsid="002dfac9" officeooo:paragraph-rsid="002dfac9"/>
    </style:style>
    <style:style style:name="P10" style:family="paragraph" style:parent-style-name="Standard">
      <style:text-properties fo:language="el" fo:country="GR" officeooo:rsid="003222b0" officeooo:paragraph-rsid="003222b0"/>
    </style:style>
    <style:style style:name="P11" style:family="paragraph" style:parent-style-name="Standard">
      <style:text-properties fo:language="el" fo:country="GR" officeooo:rsid="00326c22" officeooo:paragraph-rsid="00326c22"/>
    </style:style>
    <style:style style:name="P12" style:family="paragraph" style:parent-style-name="Standard">
      <style:text-properties fo:language="el" fo:country="GR" officeooo:rsid="00351930" officeooo:paragraph-rsid="00351930"/>
    </style:style>
    <style:style style:name="P13" style:family="paragraph" style:parent-style-name="Standard">
      <style:text-properties fo:language="en" fo:country="US" officeooo:rsid="001e14e9" officeooo:paragraph-rsid="001e14e9"/>
    </style:style>
    <style:style style:name="P14" style:family="paragraph" style:parent-style-name="Standard">
      <style:text-properties fo:language="en" fo:country="US" officeooo:rsid="0027163b" officeooo:paragraph-rsid="002516a3"/>
    </style:style>
    <style:style style:name="P15" style:family="paragraph" style:parent-style-name="Standard">
      <style:text-properties fo:language="en" fo:country="US" officeooo:rsid="002c3aed" officeooo:paragraph-rsid="002c3aed"/>
    </style:style>
    <style:style style:name="P16" style:family="paragraph" style:parent-style-name="Standard">
      <style:text-properties fo:language="en" fo:country="US" officeooo:rsid="003222b0" officeooo:paragraph-rsid="002dfac9"/>
    </style:style>
    <style:style style:name="P17" style:family="paragraph" style:parent-style-name="Standard">
      <style:text-properties fo:language="en" fo:country="US" officeooo:rsid="003222b0" officeooo:paragraph-rsid="003222b0"/>
    </style:style>
    <style:style style:name="P18" style:family="paragraph" style:parent-style-name="Standard">
      <style:text-properties officeooo:paragraph-rsid="002b2ee5"/>
    </style:style>
    <style:style style:name="P19" style:family="paragraph" style:parent-style-name="Standard">
      <style:text-properties officeooo:paragraph-rsid="002516a3"/>
    </style:style>
    <style:style style:name="P20" style:family="paragraph" style:parent-style-name="Standard">
      <style:text-properties fo:language="el" fo:country="GR" officeooo:rsid="00351930" officeooo:paragraph-rsid="00351930"/>
    </style:style>
    <style:style style:name="P21" style:family="paragraph" style:parent-style-name="Standard">
      <style:text-properties fo:language="el" fo:country="GR" officeooo:rsid="0036cf1e" officeooo:paragraph-rsid="0036cf1e"/>
    </style:style>
    <style:style style:name="P22" style:family="paragraph" style:parent-style-name="Standard">
      <style:text-properties fo:language="el" fo:country="GR" officeooo:rsid="0036cf1e" officeooo:paragraph-rsid="003aa755"/>
    </style:style>
    <style:style style:name="P23" style:family="paragraph" style:parent-style-name="Standard">
      <style:text-properties fo:language="el" fo:country="GR" officeooo:rsid="00384647" officeooo:paragraph-rsid="00384647"/>
    </style:style>
    <style:style style:name="P24" style:family="paragraph" style:parent-style-name="Standard">
      <style:text-properties fo:language="el" fo:country="GR" officeooo:rsid="003a3052" officeooo:paragraph-rsid="003a3052"/>
    </style:style>
    <style:style style:name="P25" style:family="paragraph" style:parent-style-name="Standard">
      <style:text-properties fo:language="el" fo:country="GR" officeooo:rsid="003a3052" officeooo:paragraph-rsid="003bb337"/>
    </style:style>
    <style:style style:name="P26" style:family="paragraph" style:parent-style-name="Standard">
      <style:text-properties fo:language="el" fo:country="GR" officeooo:rsid="003bb337" officeooo:paragraph-rsid="003bb337"/>
    </style:style>
    <style:style style:name="P27" style:family="paragraph" style:parent-style-name="Standard">
      <style:text-properties fo:language="el" fo:country="GR" officeooo:rsid="003d8d94" officeooo:paragraph-rsid="003d8d9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0cf6"/>
    </style:style>
    <style:style style:name="T3" style:family="text">
      <style:text-properties fo:language="en" fo:country="US" officeooo:rsid="001ee72e"/>
    </style:style>
    <style:style style:name="T4" style:family="text">
      <style:text-properties fo:language="en" fo:country="US" officeooo:rsid="001f5f23"/>
    </style:style>
    <style:style style:name="T5" style:family="text">
      <style:text-properties fo:language="en" fo:country="US" officeooo:rsid="002b2ee5"/>
    </style:style>
    <style:style style:name="T6" style:family="text">
      <style:text-properties fo:language="en" fo:country="US" officeooo:rsid="002b5211"/>
    </style:style>
    <style:style style:name="T7" style:family="text">
      <style:text-properties fo:language="en" fo:country="US" officeooo:rsid="002516a3"/>
    </style:style>
    <style:style style:name="T8" style:family="text">
      <style:text-properties fo:language="en" fo:country="US" officeooo:rsid="002fded3"/>
    </style:style>
    <style:style style:name="T9" style:family="text">
      <style:text-properties fo:language="en" fo:country="US" officeooo:rsid="0031943b"/>
    </style:style>
    <style:style style:name="T10" style:family="text">
      <style:text-properties fo:language="en" fo:country="US" officeooo:rsid="003199f8"/>
    </style:style>
    <style:style style:name="T11" style:family="text">
      <style:text-properties fo:language="en" fo:country="US" officeooo:rsid="003222b0"/>
    </style:style>
    <style:style style:name="T12" style:family="text">
      <style:text-properties fo:language="en" fo:country="US" officeooo:rsid="003a2f69"/>
    </style:style>
    <style:style style:name="T13" style:family="text">
      <style:text-properties fo:language="en" fo:country="US" officeooo:rsid="003a3052"/>
    </style:style>
    <style:style style:name="T14" style:family="text">
      <style:text-properties fo:language="en" fo:country="US" officeooo:rsid="003aa755"/>
    </style:style>
    <style:style style:name="T15" style:family="text">
      <style:text-properties fo:language="en" fo:country="US" officeooo:rsid="003b75fa"/>
    </style:style>
    <style:style style:name="T16" style:family="text">
      <style:text-properties officeooo:rsid="001c0cf6"/>
    </style:style>
    <style:style style:name="T17" style:family="text">
      <style:text-properties officeooo:rsid="001eb944"/>
    </style:style>
    <style:style style:name="T18" style:family="text">
      <style:text-properties officeooo:rsid="001ee72e"/>
    </style:style>
    <style:style style:name="T19" style:family="text">
      <style:text-properties officeooo:rsid="001f5f23"/>
    </style:style>
    <style:style style:name="T20" style:family="text">
      <style:text-properties officeooo:rsid="00203102"/>
    </style:style>
    <style:style style:name="T21" style:family="text">
      <style:text-properties fo:language="el" fo:country="GR" officeooo:rsid="002b2ee5"/>
    </style:style>
    <style:style style:name="T22" style:family="text">
      <style:text-properties fo:language="el" fo:country="GR" officeooo:rsid="002516a3"/>
    </style:style>
    <style:style style:name="T23" style:family="text">
      <style:text-properties fo:language="el" fo:country="GR" officeooo:rsid="002e9526"/>
    </style:style>
    <style:style style:name="T24" style:family="text">
      <style:text-properties fo:language="el" fo:country="GR" officeooo:rsid="002fded3"/>
    </style:style>
    <style:style style:name="T25" style:family="text">
      <style:text-properties fo:language="el" fo:country="GR" officeooo:rsid="0031943b"/>
    </style:style>
    <style:style style:name="T26" style:family="text">
      <style:text-properties officeooo:rsid="002dfac9"/>
    </style:style>
    <style:style style:name="T27" style:family="text">
      <style:text-properties officeooo:rsid="003199f8"/>
    </style:style>
    <style:style style:name="T28" style:family="text">
      <style:text-properties officeooo:rsid="0036cf1e"/>
    </style:style>
    <style:style style:name="T29" style:family="text">
      <style:text-properties officeooo:rsid="003a2f69"/>
    </style:style>
    <style:style style:name="T30" style:family="text">
      <style:text-properties officeooo:rsid="003a3052"/>
    </style:style>
    <style:style style:name="T31" style:family="text">
      <style:text-properties officeooo:rsid="003aa755"/>
    </style:style>
    <style:style style:name="T32" style:family="text">
      <style:text-properties officeooo:rsid="003b75fa"/>
    </style:style>
    <style:style style:name="T33" style:family="text">
      <style:text-properties officeooo:rsid="003bb337"/>
    </style:style>
    <style:style style:name="T34" style:family="text">
      <style:text-properties officeooo:rsid="003d8d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Καλησπέρα σας,</text:p>
      <text:p text:style-name="P2">η ιδέα μου ήταν να δημιουργήσω ένα φτωχό ηλιακό σύστημα το οποίο θα περιέχει την Γη , τον ήλιο και ένα <text:span text:style-name="T26">κομήτη</text:span> με τον οποίο θα κάνω τις αλληλεπιδράσεις μου.</text:p>
      <text:p text:style-name="P1"/>
      <text:p text:style-name="P1">Προχωρώντας στην σχεδίαση διέγραψα το πρώτο τετράγωνο που αντίκρισα και δημιούργησα <text:span text:style-name="T17">δύο</text:span> σφαίρ<text:span text:style-name="T17">ες</text:span> (<text:span text:style-name="T1">UV Sphere</text:span>). </text:p>
      <text:p text:style-name="P1"/>
      <text:p text:style-name="P3"><text:span text:style-name="T17">Μετά </text:span>αποφάσισα να κάνω τον ήλιο μου κίτρινο και το σύμπαν μαύρο, αλλάζοντας τις τιμές από τα αντίστοιχα πεδία. (<text:span text:style-name="T1">screenshot_2</text:span>). <text:span text:style-name="T16">Επιλέγοντας κάποια </text:span><text:span text:style-name="T2">check boxes </text:span><text:span text:style-name="T16">(</text:span><text:span text:style-name="T2">Ambient Occlusion, Bloom, Motion Blur</text:span><text:span text:style-name="T16">) και αλλάζοντας το </text:span><text:span text:style-name="T2">scale </text:span><text:span text:style-name="T16">από τα δύο μου αντικείμενα έτσι </text:span><text:span text:style-name="T17">ώστε</text:span><text:span text:style-name="T16"> να φαίνονται πιο αληθοφανείς έφτασα σε αυτό το αποτέλεσμα. (</text:span><text:span text:style-name="T2">screenshot_3</text:span><text:span text:style-name="T16">)</text:span></text:p>
      <text:p text:style-name="P3"/>
      <text:p text:style-name="P4">Προκειμένου να αποδώσω στον ήλιο μία πιο σωστή επιφάνεια , χρησιμοποίησα <text:span text:style-name="T1">Noise Texture </text:span>και αλλάζοντας τις κατάλληλες παραμέτρους έκανα τον ήλιο μου. (<text:span text:style-name="T1">screenshot_4</text:span>)</text:p>
      <text:p text:style-name="P5">Στην συνέχεια για να πετύχω τον σωστό φωτισμό στην Γη μού , έβαλα ένα <text:span text:style-name="T1">light</text:span> στον ήλιο και άλλαξα κάποιες τιμές <text:span text:style-name="T19">όπως από</text:span><text:span text:style-name="T4"> point</text:span><text:span text:style-name="T19"> σε</text:span><text:span text:style-name="T4"> sun</text:span><text:span text:style-name="T1"> . (screenshot_5)</text:span></text:p>
      <text:p text:style-name="P13"/>
      <text:p text:style-name="P6">Για να κάνω την επιφάνεια της Γης έκανα το <text:span text:style-name="T1">UV Sphere </text:span>μου, στην δημιουργία του, να έχει τις τιμές <text:span text:style-name="T18">32* 4 στο </text:span><text:span text:style-name="T3">Segments </text:span><text:span text:style-name="T18">και 16*4 στο </text:span><text:span text:style-name="T3">Rings, </text:span><text:span text:style-name="T18">όλο αυτό άλλη μια φορά, επί δυο έτσι ώστε στο </text:span><text:span text:style-name="T3">render </text:span><text:span text:style-name="T18">να έχει την επιθυμητή επιφάνεια. </text:span><text:span text:style-name="T20">Με την βοήθεια της ΝΑΣΑ κατέβασα φωτογραφίες υψηλής ανάλυσης της γης (ωκεανού , γενική φωτογραφία, τοπογραφία). </text:span></text:p>
      <text:p text:style-name="P6"/>
      <text:p text:style-name="P19"><text:span text:style-name="T22">Κάνοντας μια μικρή έρευνα στο </text:span><text:span text:style-name="T7">google </text:span><text:span text:style-name="T23">σχετικά με τα απαιτούμενα της εργασίας βρήκα πως να βάλω στην γη μου </text:span>bump mapping. <text:span text:style-name="T23">Οπότε και ξεκίνησα τις διαδικασίες. </text:span><text:span text:style-name="T24">Στην αρχή δημιούργησα ένα κενό </text:span><text:span text:style-name="T8">material </text:span><text:span text:style-name="T24">και έριξα μέσα την φωτογραφία της γης με όνομα </text:span><text:span text:style-name="T8">alpedo. </text:span><text:span text:style-name="T24">Ένωσα το </text:span><text:span text:style-name="T8">color </text:span><text:span text:style-name="T24">με το </text:span><text:span text:style-name="T8">base color </text:span><text:span text:style-name="T24">και ήδη το σχήμα μου έμοιαζε με Γη. Προκείμενο το φως από την ήλιο να έχει την σωστή αλληλεπίδραση με το αντικείμενο μου πήρα την φωτογραφία (</text:span><text:span text:style-name="T9">ocean</text:span><text:span text:style-name="T24">) και βάζοντας ένα </text:span><text:span text:style-name="T8">normal map shader </text:span><text:span text:style-name="T24">πριν ενώσω το </text:span><text:span text:style-name="T8">color </text:span><text:span text:style-name="T24">με το </text:span><text:span text:style-name="T8">normal. </text:span><text:span text:style-name="T24">Επιπλέον για να δώσω το σωστό </text:span><text:span text:style-name="T8">bump </text:span><text:span text:style-name="T25">έβαλα την φωτογραφία </text:span><text:span text:style-name="T9">topology </text:span><text:span text:style-name="T25">και εναν </text:span><text:span text:style-name="T9">bump shader </text:span><text:span text:style-name="T25">ανάμεσα στο </text:span><text:span text:style-name="T9">normal. </text:span><text:span text:style-name="T25">Τέλος η επιφάνεια της γης μου έχει πλέον σωστές αντανακλάσεις σε στεριά και θάλασσα και εξέχουν τα βουνά της. (</text:span><text:span text:style-name="T9">screenshot_6</text:span><text:span text:style-name="T25">)</text:span></text:p>
      <text:p text:style-name="P14"/>
      <text:p text:style-name="P7">Στην συνέχεια, για να αποδώσω την σωστή κίνηση της Γης γύρο από τον ήλιο , δημιούργησα ένα <text:span text:style-name="T1">Empty Cube </text:span>πάνω στον ήλιο μου και άλλαξα το <text:span text:style-name="T1">scale </text:span>του έτσι ώστε να μπορώ να το ξεχωρίσω. Με <text:span text:style-name="T1">shift + P </text:span>έκανα το <text:span text:style-name="T1">light </text:span>και την γη, παιδιά αυτού του αντικειμένου έτσι ώστε να πάρουν ότι κίνηση του δώσω. (<text:span text:style-name="T1">screenshot_7</text:span>)</text:p>
      <text:p text:style-name="P7"/>
      <text:p text:style-name="P18"><text:span text:style-name="T21">Σέρνοντας από κατω την μπάρα ανακάλυψα τις ρυθμίσεις του </text:span><text:span text:style-name="T5">blender </text:span><text:span text:style-name="T21">για τα </text:span><text:span text:style-name="T5">animation. </text:span><text:span text:style-name="T21">Έδωσα για αρχή σαν τιμή </text:span><text:span text:style-name="T5">End 240 </text:span><text:span text:style-name="T21">έτσι ώστε να κάνω μια κίνηση 10 </text:span><text:span text:style-name="T5">sec. </text:span><text:span text:style-name="T21">Κάνοντας</text:span><text:span text:style-name="T5"> click </text:span><text:span text:style-name="T21">σε κάθε δευτερόλεπτο μπορείς να δώσεις και μια συγκεκριμένη θέση στο αντικείμενο σου.</text:span><text:span text:style-name="T5">(</text:span><text:span text:style-name="T6">screendhot_8</text:span><text:span text:style-name="T5">)</text:span><text:span text:style-name="T21"> Έδωσα τις θέσης των κινήσεων μου που θέλω κάθε αντικείμενο μου να κάνει και έκανα το πρώτο μου </text:span><text:span text:style-name="T5">render </text:span><text:span text:style-name="T21">και ας μην ήταν απαραίτητο. (</text:span><text:span text:style-name="T5">video</text:span><text:span text:style-name="T21">)</text:span></text:p>
      <text:p text:style-name="P7"/>
      <text:p text:style-name="P8">Έβγαλα ένα <text:span text:style-name="T1">screenshot </text:span>απλά για να δείξω το <text:span text:style-name="T1">bump map </text:span>της Γης μου. <text:span text:style-name="T1">(BumpMapEarth).</text:span></text:p>
      <text:p text:style-name="P15"/>
      <text:p text:style-name="P9">Έχω έτοιμους τους δύο πλανήτες μου, όποτε ήρθε η ώρα να κάνω τον κομήτη μου. <text:span text:style-name="T27">Για να κάνω τον κομήτη θα χρησιμοποιήσω πολλούς </text:span><text:span text:style-name="T10">modifiers </text:span><text:span text:style-name="T27">σε έναν κύβο</text:span><text:span text:style-name="T10">. </text:span><text:span text:style-name="T11">(screenshot_9)</text:span></text:p>
      <text:p text:style-name="P16"/>
      <text:p text:style-name="P10">Τώρα θα δώσω στην επιφάνεια του την κατάλληλη εμφάνιση χρησιμοποιώντας τα σωστά <text:span text:style-name="T1">shader.</text:span></text:p>
      <text:p text:style-name="P17"/>
      <text:p text:style-name="P11"><text:soft-page-break/>Αφού προσέθεσα κάποιο <text:span text:style-name="T1">bump </text:span>και <text:span text:style-name="T1">noise texture </text:span>έκανα τον κομήτη να μοιάζει σε αληθινό. (<text:span text:style-name="T1">screenshot_10</text:span>)</text:p>
      <text:p text:style-name="P11"/>
      <text:p text:style-name="P12">Αφού πλέον έχω και τα 3 αντικείμενα μου ήρθε η ώρα να κάνω το <text:span text:style-name="T1">animation. </text:span>Πρώτα άλλαξα τις προηγούμενες μεταβλητές που το είχα ορίσει για 10 <text:span text:style-name="T1">sec </text:span>σε 20 , αφού αυτό είναι το απαιτούμενο της άσκησης. </text:p>
      <text:p text:style-name="P12">Ο κομήτης θα κινείται στον άξονα <text:span text:style-name="T1">Y </text:span>με σταθερή ταχύτητα μέχρι να ακουμπήσει την Γη. <text:span text:style-name="T28">Τ</text:span>ότε <text:span text:style-name="T28">η Γη</text:span> <text:span text:style-name="T28">θα αλλάξει τροχιά και θα πέσει πάνω στον ήλιο.</text:span></text:p>
      <text:p text:style-name="P12"/>
      <text:p text:style-name="P22">Τέλος ήρθε η στιγμή που όλοι περιμέναμε, επιτέλους θα σπάσω την γη σε κομμάτια. Σε <text:span text:style-name="T1">obgject mode </text:span>επιλέγω με κλικ την Γη και από τις επιλογές του <text:span text:style-name="T1">object </text:span>βάζω ένα <text:span text:style-name="T1">quick effect </text:span>με όνομα <text:span text:style-name="T1">cell fracture. </text:span>Επιλέγω <text:span text:style-name="T1">noise </text:span>0.5 και μεγάλα κομμάτια γιατί με διαφορετικές μεταβλητές ο υπολογιστής μου τα παίζει. <text:s/>Επιλέγω όλα τα κομμάτια που δημιουργήθηκαν και με <text:span text:style-name="T1">ctrl + p </text:span>τα κάνω <text:span text:style-name="T1">parent </text:span>με το αρχικό κομμάτι της Γης έτσι ώστε να υιοθετήσουν όλα τις λειτουργίες της. Μετά κλείνω την οπτικ<text:span text:style-name="T29">ή</text:span> του κύριου κομματιού γιατί δεν το χρειάζομαι άλλο.<text:span text:style-name="T14">(screenshot_11)</text:span> </text:p>
      <text:p text:style-name="P21"/>
      <text:p text:style-name="P23">Για να μπορέσουμε να δώσουμε οντότητα στα κομμάτια αυτά προσθέτουμε <text:span text:style-name="T1">rigid body </text:span>στα κομμάτια μας και βγάζουμε το <text:span text:style-name="T1">gravity</text:span> <text:span text:style-name="T29">από</text:span> τις επιλογές του <text:span text:style-name="T1">Scene . <text:s/></text:span><text:span text:style-name="T29">Βάζουμε ένα </text:span><text:span text:style-name="T12">force field </text:span><text:span text:style-name="T29">μπροστά από τον ήλιο προκειμένου όταν φτάσει η γη να αναγκάσει τα κομμάτια να πάρουν δύναμη προς τα έξω. </text:span><text:span text:style-name="T30">Κάνουμε </text:span><text:span text:style-name="T13">bake </text:span><text:span text:style-name="T30">και βλέπου την Γη να διαλύετε.</text:span><text:span text:style-name="T14">(screenshot_12)</text:span></text:p>
      <text:p text:style-name="P23"/>
      <text:p text:style-name="P25">Για να προσθέσω ένα <text:span text:style-name="T1">background </text:span>θα βάλω ένα <text:span text:style-name="T1">image</text:span> <text:span text:style-name="T31">(του γαλαξία που θα κατεβάσω από το </text:span><text:span text:style-name="T14">google</text:span><text:span text:style-name="T31">)</text:span> σε <text:span text:style-name="T1">plate. </text:span><text:span text:style-name="T31">Προκειμένου το </text:span><text:span text:style-name="T14">plate </text:span><text:span text:style-name="T31">μου να αλληλεπιδράει σωστά με το φως θα ανοίξω τον </text:span><text:span text:style-name="T14">shader editor </text:span><text:span text:style-name="T31">για να κάνω κάποιες αλλαγές. Διαγράφω το κεντρικό </text:span><text:span text:style-name="T14">node </text:span><text:span text:style-name="T31">και βάζω ένα </text:span><text:span text:style-name="T14">emision node </text:span><text:span text:style-name="T31">και ήδη βλέπω το φως να είναι πιο σ</text:span><text:span text:style-name="T32">ω</text:span><text:span text:style-name="T31">στ</text:span><text:span text:style-name="T32">ό</text:span><text:span text:style-name="T31">. </text:span><text:span text:style-name="T32">Κατεβάζω λίγο το </text:span><text:span text:style-name="T15">strength </text:span><text:span text:style-name="T32">προκειμένου να μην φαίνετε τόσο έντονα και να έχει την αίσθηση του βάθους.</text:span><text:span text:style-name="T14">(screenshot_1</text:span><text:span text:style-name="T33">3</text:span><text:span text:style-name="T14">)</text:span></text:p>
      <text:p text:style-name="P24"/>
      <text:p text:style-name="P26">Έτσι φτάνω στο τελικό αποτέλεσμα <text:span text:style-name="T34">αφού</text:span> έχω υλοποιήσει όλα τα ζητούμενα της εργασίας. Θέλω να αναφέρω σε αυτό το σημείο ότι πέρασα πολύ ωραία μαθαίνοντας για το <text:span text:style-name="T1">blender </text:span>και δουλεύοντας πάνω σε αυτή την εργασία. Το μόνο σίγουρο είναι ότι θα ασχοληθώ περαιτέρω με το συγκεκριμένο <text:span text:style-name="T1">project </text:span>αλλά και με άλλα γιατί μου φαίνονται αρκετά ενδιαφέρων. </text:p>
      <text:p text:style-name="P24"/>
      <text:p text:style-name="P27">Ευχαριστώ πολύ , Ευριπίδης Λαρίου 164697</text:p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3T15:48:07.629000000</meta:creation-date>
    <dc:date>2020-12-08T17:32:00.369000000</dc:date>
    <meta:editing-duration>PT4H19M24S</meta:editing-duration>
    <meta:editing-cycles>10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21" meta:word-count="877" meta:character-count="5144" meta:non-whitespace-character-count="4281"/>
  </office:meta>
</office:document-meta>
</file>